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3.05cm"/>
    </style:style>
    <style:style style:name="gr10" style:family="graphic" style:parent-style-name="standard">
      <style:graphic-properties draw:stroke="none" svg:stroke-color="#808080" draw:fill="none" draw:fill-color="#ffffff" fo:min-height="1.5cm"/>
    </style:style>
    <style:style style:name="gr11" style:family="graphic" style:parent-style-name="standard">
      <style:graphic-properties draw:stroke="none" svg:stroke-color="#808080" draw:fill="none" draw:fill-color="#ffffff" fo:min-height="2.25cm"/>
    </style:style>
    <style:style style:name="gr12" style:family="graphic" style:parent-style-name="standard">
      <style:graphic-properties draw:stroke="none" draw:fill="none" fo:min-height="1.204cm"/>
    </style:style>
    <style:style style:name="gr13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3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font-size="23pt" fo:font-style="italic" fo:font-weight="normal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3pt" style:font-size-asian="18pt" style:font-size-complex="18pt"/>
    </style:style>
    <style:style style:name="P5" style:family="paragraph">
      <style:text-properties fo:font-size="24pt" fo:font-style="italic" fo:font-weight="normal" style:font-style-asian="italic" style:font-style-complex="italic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3pt" style:font-size-asian="18pt" style:font-size-complex="18pt"/>
    </style:style>
    <style:style style:name="T1" style:family="text">
      <style:text-properties fo:font-size="23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text-position="sub 58%" fo:font-size="23pt" fo:font-style="italic" fo:font-weight="normal" style:font-size-asian="18pt" style:font-style-asian="normal" style:font-size-complex="18pt" style:font-style-complex="normal"/>
    </style:style>
    <style:style style:name="T3" style:family="text">
      <style:text-properties style:text-position="sub 58%" fo:font-size="23pt" fo:font-style="italic" fo:font-weight="normal" style:font-size-asian="18pt" style:font-style-asian="italic" style:font-size-complex="18pt" style:font-style-complex="italic"/>
    </style:style>
    <style:style style:name="T4" style:family="text">
      <style:text-properties fo:font-size="23pt" fo:font-style="italic" fo:font-weight="normal" style:font-style-asian="italic" style:font-style-complex="italic"/>
    </style:style>
    <style:style style:name="T5" style:family="text">
      <style:text-properties fo:font-size="23pt" fo:font-style="normal" fo:font-weight="normal" style:font-style-asian="normal" style:font-style-complex="normal"/>
    </style:style>
    <style:style style:name="T6" style:family="text">
      <style:text-properties style:text-position="0% 100%" fo:font-size="23pt" fo:font-style="normal" fo:font-weight="normal" style:font-style-asian="normal" style:font-style-complex="normal"/>
    </style:style>
    <style:style style:name="T7" style:family="text">
      <style:text-properties style:text-position="0% 100%" fo:font-size="23pt" fo:font-style="italic" fo:font-weight="normal" style:font-style-asian="normal" style:font-style-complex="normal"/>
    </style:style>
    <style:style style:name="T8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9" style:family="text">
      <style:text-properties style:text-position="sub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0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1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2" style:family="text">
      <style:text-properties style:text-position="sub 58%" fo:font-size="23pt" fo:font-style="italic" fo:font-weight="normal" style:font-style-asian="normal" style:font-style-complex="normal"/>
    </style:style>
    <style:style style:name="T13" style:family="text">
      <style:text-properties fo:font-size="23pt" fo:font-style="italic" fo:font-weight="normal" style:font-style-asian="normal" style:font-style-complex="normal"/>
    </style:style>
    <style:style style:name="T14" style:family="text">
      <style:text-properties style:text-position="sub 58%" fo:font-size="23pt" fo:font-style="italic" fo:font-weight="normal" style:font-style-asian="italic" style:font-style-complex="italic"/>
    </style:style>
    <style:style style:name="T15" style:family="text">
      <style:text-properties style:text-position="sub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16" style:family="text">
      <style:text-properties style:text-position="0% 100%" fo:font-size="23pt" fo:font-style="italic" fo:font-weight="normal" style:font-style-asian="italic" style:font-style-complex="italic"/>
    </style:style>
    <style:style style:name="T17" style:family="text">
      <style:text-properties fo:font-size="24pt" fo:font-style="italic" fo:font-weight="normal" style:font-style-asian="italic" style:font-style-complex="italic"/>
    </style:style>
    <style:style style:name="T18" style:family="text">
      <style:text-properties fo:font-family="Arial" style:font-style-name="Regular" style:font-family-generic="swiss" style:font-pitch="variable" fo:font-size="24pt" fo:font-style="italic" fo:font-weight="normal" style:font-family-asian="Arial" style:font-style-name-asian="Regular" style:font-family-generic-asian="swiss" style:font-pitch-asian="variable" style:font-style-asian="italic" style:font-family-complex="Arial" style:font-style-name-complex="Regular" style:font-family-generic-complex="swiss" style:font-pitch-complex="variable" style:font-style-complex="italic"/>
    </style:style>
    <style:style style:name="T19" style:family="text">
      <style:text-properties fo:font-size="24pt" fo:font-style="normal" fo:font-weight="normal" style:font-style-asian="normal" style:font-style-complex="normal"/>
    </style:style>
    <style:style style:name="T20" style:family="text">
      <style:text-properties style:text-position="sub 58%" fo:font-size="24pt" fo:font-style="italic" fo:font-weight="normal" style:font-style-asian="italic" style:font-style-complex="italic"/>
    </style:style>
    <style:style style:name="T21" style:family="text">
      <style:text-properties style:text-position="0% 100%" fo:font-size="24pt" fo:font-style="italic" fo:font-weight="normal" style:font-size-asian="18pt" style:font-style-asian="italic" style:font-size-complex="18pt" style:font-style-complex="italic"/>
    </style:style>
    <style:style style:name="T22" style:family="text">
      <style:text-properties style:text-position="0% 100%" fo:font-size="24pt" fo:font-style="normal" fo:font-weight="normal" style:font-size-asian="18pt" style:font-style-asian="normal" style:font-size-complex="18pt" style:font-style-complex="normal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3pt" fo:font-style="normal" fo:font-weight="normal" style:font-size-asian="18pt" style:font-style-asian="normal" style:font-size-complex="18pt" style:font-style-complex="normal"/>
    </style:style>
    <style:style style:name="T26" style:family="text">
      <style:text-properties fo:font-size="23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342cm" svg:height="1.283cm" svg:x="8.993cm" svg:y="13.101cm">
          <text:p><text:span text:style-name="T1">p</text:span><text:span text:style-name="T2">o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548cm" svg:height="0.513cm" svg:x="9.39cm" svg:y="4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0.548cm" svg:height="0.512cm" svg:x="9.39cm" svg:y="10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342cm" svg:height="1.283cm" svg:x="8.993cm" svg:y="7.156cm">
          <text:p><text:span text:style-name="T1">o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664cm" svg:y1="5.131cm" svg:x2="9.664cm" svg:y2="7.156cm" draw:start-shape="id1" draw:start-glue-point="2" draw:end-shape="id2" svg:d="m9664 5131v2025">
          <text:p/>
        </draw:connector>
        <draw:connector draw:style-name="gr3" draw:text-style-name="P2" draw:layer="layout" draw:type="line" svg:x1="9.664cm" svg:y1="8.439cm" svg:x2="9.664cm" svg:y2="10.468cm" draw:start-shape="id2" draw:start-glue-point="8" draw:end-shape="id3" draw:end-glue-point="0" svg:d="m9664 8439v2029">
          <text:p/>
        </draw:connector>
        <draw:connector draw:style-name="gr3" draw:text-style-name="P2" draw:layer="layout" draw:type="line" svg:x1="9.664cm" svg:y1="10.98cm" svg:x2="9.664cm" svg:y2="13.101cm" draw:start-shape="id3" draw:start-glue-point="2" draw:end-shape="id4" draw:end-glue-point="4" svg:d="m9664 10980v2121">
          <text:p/>
        </draw:connector>
        <draw:custom-shape draw:style-name="gr2" draw:text-style-name="P2" xml:id="id5" draw:id="id5" draw:layer="layout" svg:width="0.548cm" svg:height="0.513cm" svg:x="9.39cm" svg:y="16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1.342cm" svg:height="1.283cm" svg:x="8.993cm" svg:y="19.017cm">
          <text:p text:style-name="P3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664cm" svg:y1="16.836cm" svg:x2="9.664cm" svg:y2="19.017cm" draw:start-shape="id5" draw:start-glue-point="2" draw:end-shape="id6" svg:d="m9664 16836v2181">
          <text:p/>
        </draw:connector>
        <draw:connector draw:style-name="gr3" draw:text-style-name="P2" draw:layer="layout" draw:type="line" svg:x1="17.3cm" svg:y1="14.384cm" svg:x2="9.664cm" svg:y2="16.323cm" draw:start-shape="id7" draw:start-glue-point="8" draw:end-shape="id5" draw:end-glue-point="0" svg:d="m17300 14384-7636 1939">
          <text:p/>
        </draw:connector>
        <draw:custom-shape draw:style-name="gr1" draw:text-style-name="P1" xml:id="id10" draw:id="id10" draw:layer="layout" svg:width="1.342cm" svg:height="1.283cm" svg:x="25.829cm" svg:y="13.101cm">
          <text:p><text:span text:style-name="T1">p</text:span><text:span text:style-name="T2">o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0.548cm" svg:height="0.513cm" svg:x="26.226cm" svg:y="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0.548cm" svg:height="0.512cm" svg:x="26.226cm" svg:y="10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342cm" svg:height="1.283cm" svg:x="25.829cm" svg:y="7.156cm">
          <text:p><text:span text:style-name="T1">o</text:span><text:span text:style-name="T3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6.513cm" svg:y1="5.313cm" svg:x2="26.5cm" svg:y2="7.156cm" draw:end-shape="id8" svg:d="m26513 5313-13 1843">
          <text:p/>
        </draw:connector>
        <draw:connector draw:style-name="gr3" draw:text-style-name="P2" draw:layer="layout" draw:type="line" svg:x1="26.5cm" svg:y1="8.439cm" svg:x2="26.5cm" svg:y2="10.057cm" draw:start-shape="id8" draw:start-glue-point="8" draw:end-shape="id9" draw:end-glue-point="0" svg:d="m26500 8439v1618">
          <text:p/>
        </draw:connector>
        <draw:connector draw:style-name="gr3" draw:text-style-name="P2" draw:layer="layout" draw:type="line" svg:x1="26.5cm" svg:y1="10.569cm" svg:x2="26.5cm" svg:y2="13.101cm" draw:start-shape="id9" draw:start-glue-point="2" draw:end-shape="id10" draw:end-glue-point="4" svg:d="m26500 10569v2532">
          <text:p/>
        </draw:connector>
        <draw:custom-shape draw:style-name="gr1" draw:text-style-name="P1" xml:id="id14" draw:id="id14" draw:layer="layout" svg:width="1.342cm" svg:height="1.284cm" svg:x="34.578cm" svg:y="13.1cm">
          <text:p><text:span text:style-name="T1">p</text:span><text:span text:style-name="T2">d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548cm" svg:height="0.513cm" svg:x="34.975cm" svg:y="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0.548cm" svg:height="0.512cm" svg:x="34.975cm" svg:y="10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1.342cm" svg:height="1.283cm" svg:x="34.578cm" svg:y="7.156cm">
          <text:p><text:span text:style-name="T1">d</text:span><text:span text:style-name="T3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5.249cm" svg:y1="5.363cm" svg:x2="35.249cm" svg:y2="7.156cm" draw:start-shape="id11" draw:start-glue-point="2" draw:end-shape="id12" svg:d="m35249 5363v1793">
          <text:p/>
        </draw:connector>
        <draw:connector draw:style-name="gr3" draw:text-style-name="P2" draw:layer="layout" draw:type="line" svg:x1="35.249cm" svg:y1="8.439cm" svg:x2="35.249cm" svg:y2="10.057cm" draw:start-shape="id12" draw:start-glue-point="8" draw:end-shape="id13" draw:end-glue-point="0" svg:d="m35249 8439v1618">
          <text:p/>
        </draw:connector>
        <draw:connector draw:style-name="gr3" draw:text-style-name="P2" draw:layer="layout" draw:type="line" svg:x1="35.249cm" svg:y1="10.569cm" svg:x2="35.249cm" svg:y2="13.1cm" draw:start-shape="id13" draw:start-glue-point="2" draw:end-shape="id14" draw:end-glue-point="4" svg:d="m35249 10569v2531">
          <text:p/>
        </draw:connector>
        <draw:custom-shape draw:style-name="gr2" draw:text-style-name="P2" xml:id="id15" draw:id="id15" draw:layer="layout" svg:width="0.548cm" svg:height="0.513cm" svg:x="30.746cm" svg:y="16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" draw:id="id16" draw:layer="layout" svg:width="1.342cm" svg:height="1.283cm" svg:x="30.349cm" svg:y="19.017cm">
          <text:p text:style-name="P3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1.02cm" svg:y1="16.836cm" svg:x2="31.02cm" svg:y2="19.017cm" draw:start-shape="id15" draw:start-glue-point="2" draw:end-shape="id16" svg:d="m31020 16836v2181">
          <text:p/>
        </draw:connector>
        <draw:connector draw:style-name="gr3" draw:text-style-name="P2" draw:layer="layout" draw:type="line" svg:x1="26.5cm" svg:y1="14.384cm" svg:x2="31.02cm" svg:y2="16.323cm" draw:start-shape="id10" draw:start-glue-point="8" draw:end-shape="id15" draw:end-glue-point="0" svg:d="m26500 14384 4520 1939">
          <text:p/>
        </draw:connector>
        <draw:connector draw:style-name="gr3" draw:text-style-name="P2" draw:layer="layout" draw:type="line" svg:x1="35.249cm" svg:y1="14.384cm" svg:x2="31.02cm" svg:y2="16.323cm" draw:start-shape="id14" draw:start-glue-point="8" draw:end-shape="id15" draw:end-glue-point="0" svg:d="m35249 14384-4229 1939">
          <text:p/>
        </draw:connector>
        <draw:custom-shape draw:style-name="gr2" draw:text-style-name="P2" xml:id="id18" draw:id="id18" draw:layer="layout" svg:width="0.548cm" svg:height="0.513cm" svg:x="30.746cm" svg:y="2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9" draw:id="id19" draw:layer="layout" svg:width="1.342cm" svg:height="1.283cm" svg:x="30.349cm" svg:y="24.718cm">
          <text:p><text:span text:style-name="T1">s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664cm" svg:y1="20.3cm" svg:x2="9.664cm" svg:y2="22.424cm" draw:start-shape="id6" draw:start-glue-point="8" draw:end-shape="id17" draw:end-glue-point="0" svg:d="m9664 20300v2124">
          <text:p/>
        </draw:connector>
        <draw:connector draw:style-name="gr3" draw:text-style-name="P4" draw:layer="layout" draw:type="line" svg:x1="31.02cm" svg:y1="20.3cm" svg:x2="31.02cm" svg:y2="22.424cm" draw:start-shape="id16" draw:start-glue-point="8" draw:end-shape="id18" draw:end-glue-point="0" svg:d="m31020 20300v2124">
          <text:p/>
        </draw:connector>
        <draw:connector draw:style-name="gr3" draw:text-style-name="P4" draw:layer="layout" draw:type="line" svg:x1="31.02cm" svg:y1="22.937cm" svg:x2="31.02cm" svg:y2="24.718cm" draw:start-shape="id18" draw:start-glue-point="2" draw:end-shape="id19" draw:end-glue-point="4" svg:d="m31020 22937v1781">
          <text:p/>
        </draw:connector>
        <draw:connector draw:style-name="gr5" draw:text-style-name="P4" draw:layer="layout" draw:type="curve" svg:x1="2.805cm" svg:y1="4.871cm" svg:x2="3.202cm" svg:y2="7.796cm" draw:start-shape="id20" draw:start-glue-point="1" draw:end-shape="id21" draw:end-glue-point="10" svg:d="m2805 4871c1347 0 1148 2925 397 2925">
          <text:p/>
        </draw:connector>
        <draw:connector draw:style-name="gr5" draw:text-style-name="P4" draw:layer="layout" draw:type="curve" svg:x1="9.938cm" svg:y1="10.724cm" svg:x2="10.335cm" svg:y2="13.743cm" draw:start-shape="id3" draw:start-glue-point="1" draw:end-shape="id4" draw:end-glue-point="10" svg:d="m9938 10724c1347 0 1148 3019 397 3019">
          <text:p/>
        </draw:connector>
        <draw:connector draw:style-name="gr5" draw:text-style-name="P4" draw:layer="layout" draw:type="curve" svg:x1="26.774cm" svg:y1="5.106cm" svg:x2="27.171cm" svg:y2="7.798cm" draw:start-shape="id22" draw:start-glue-point="1" draw:end-shape="id8" draw:end-glue-point="10" svg:d="m26774 5106c1347 0 1148 2692 397 2692">
          <text:p/>
        </draw:connector>
        <draw:connector draw:style-name="gr5" draw:text-style-name="P4" draw:layer="layout" draw:type="curve" svg:x1="26.774cm" svg:y1="10.313cm" svg:x2="27.171cm" svg:y2="13.743cm" draw:start-shape="id9" draw:start-glue-point="1" draw:end-shape="id10" draw:end-glue-point="10" svg:d="m26774 10313c1347 0 1148 3430 397 3430">
          <text:p/>
        </draw:connector>
        <draw:connector draw:style-name="gr5" draw:text-style-name="P4" draw:layer="layout" draw:type="curve" svg:x1="35.523cm" svg:y1="5.106cm" svg:x2="35.92cm" svg:y2="7.798cm" draw:start-shape="id11" draw:start-glue-point="1" draw:end-shape="id12" draw:end-glue-point="10" svg:d="m35523 5106c1347 0 1148 2692 397 2692">
          <text:p/>
        </draw:connector>
        <draw:connector draw:style-name="gr5" draw:text-style-name="P4" draw:layer="layout" draw:type="curve" svg:x1="35.523cm" svg:y1="10.313cm" svg:x2="35.92cm" svg:y2="13.742cm" draw:start-shape="id13" draw:start-glue-point="1" draw:end-shape="id14" draw:end-glue-point="10" svg:d="m35523 10313c1347 0 1148 3429 397 3429">
          <text:p/>
        </draw:connector>
        <draw:connector draw:style-name="gr6" draw:text-style-name="P4" draw:layer="layout" draw:type="curve" svg:x1="9.39cm" svg:y1="10.724cm" svg:x2="8.993cm" svg:y2="7.798cm" draw:start-shape="id3" draw:start-glue-point="3" draw:end-shape="id2" draw:end-glue-point="6" svg:d="m9390 10724c-1347 0-1148-2926-397-2926">
          <text:p/>
        </draw:connector>
        <draw:connector draw:style-name="gr6" draw:text-style-name="P4" draw:layer="layout" draw:type="curve" svg:x1="9.39cm" svg:y1="22.68cm" svg:x2="8.993cm" svg:y2="19.659cm" draw:start-shape="id17" draw:start-glue-point="3" draw:end-shape="id6" draw:end-glue-point="6" svg:d="m9390 22680c-1347 0-1148-3021-397-3021">
          <text:p/>
        </draw:connector>
        <draw:connector draw:style-name="gr6" draw:text-style-name="P4" draw:layer="layout" draw:type="curve" svg:x1="30.746cm" svg:y1="22.68cm" svg:x2="30.349cm" svg:y2="19.659cm" draw:start-shape="id18" draw:start-glue-point="3" draw:end-shape="id16" draw:end-glue-point="6" svg:d="m30746 22680c-1347 0-1148-3021-397-3021">
          <text:p/>
        </draw:connector>
        <draw:connector draw:style-name="gr7" draw:text-style-name="P4" draw:layer="layout" draw:type="curve" svg:x1="9.938cm" svg:y1="16.579cm" svg:x2="10.335cm" svg:y2="19.659cm" draw:start-shape="id5" draw:start-glue-point="1" draw:end-shape="id6" draw:end-glue-point="10" svg:d="m9938 16579c1347 0 1148 3080 397 3080">
          <text:p/>
        </draw:connector>
        <draw:connector draw:style-name="gr5" draw:text-style-name="P4" draw:layer="layout" draw:type="curve" svg:x1="31.294cm" svg:y1="16.579cm" svg:x2="31.691cm" svg:y2="19.659cm" draw:start-shape="id15" draw:start-glue-point="1" draw:end-shape="id16" draw:end-glue-point="10" svg:d="m31294 16579c1347 0 1148 3080 397 3080">
          <text:p/>
        </draw:connector>
        <draw:connector draw:style-name="gr6" draw:text-style-name="P4" draw:layer="layout" draw:type="curve" svg:x1="9.39cm" svg:y1="16.579cm" svg:x2="8.993cm" svg:y2="13.743cm" draw:start-shape="id5" draw:start-glue-point="3" draw:end-shape="id4" draw:end-glue-point="6" svg:d="m9390 16579c-1347 0-1148-2836-397-2836">
          <text:p/>
        </draw:connector>
        <draw:connector draw:style-name="gr6" draw:text-style-name="P4" draw:layer="layout" draw:type="curve" svg:x1="9.664cm" svg:y1="16.323cm" svg:x2="16.629cm" svg:y2="13.743cm" draw:start-shape="id5" draw:start-glue-point="0" draw:end-shape="id7" draw:end-glue-point="6" svg:d="m9664 16323c0-1720 2321-2580 6965-2580">
          <text:p/>
        </draw:connector>
        <draw:connector draw:style-name="gr6" draw:text-style-name="P4" draw:layer="layout" draw:type="curve" svg:x1="31.02cm" svg:y1="16.323cm" svg:x2="34.578cm" svg:y2="13.742cm" draw:start-shape="id15" draw:start-glue-point="0" draw:end-shape="id14" draw:end-glue-point="6" svg:d="m31020 16323c0-1721 1186-2581 3558-2581">
          <text:p/>
        </draw:connector>
        <draw:connector draw:style-name="gr6" draw:text-style-name="P4" draw:layer="layout" draw:type="curve" svg:x1="26.226cm" svg:y1="10.313cm" svg:x2="25.829cm" svg:y2="7.798cm" draw:start-shape="id9" draw:start-glue-point="3" draw:end-shape="id8" draw:end-glue-point="6" svg:d="m26226 10313c-1347 0-1148-2515-397-2515">
          <text:p/>
        </draw:connector>
        <draw:connector draw:style-name="gr6" draw:text-style-name="P4" draw:layer="layout" draw:type="curve" svg:x1="34.975cm" svg:y1="10.313cm" svg:x2="34.597cm" svg:y2="7.338cm" draw:start-shape="id13" draw:start-glue-point="3" svg:d="m34975 10313c-751 0-562-2975-378-2975">
          <text:p/>
        </draw:connector>
        <draw:connector draw:style-name="gr6" draw:text-style-name="P4" draw:layer="layout" draw:type="curve" svg:x1="30.746cm" svg:y1="16.579cm" svg:x2="26.025cm" svg:y2="14.196cm" draw:start-shape="id15" draw:start-glue-point="3" draw:end-shape="id10" draw:end-glue-point="7" svg:d="m30746 16579c-3148 0-4721-794-4721-2383">
          <text:p/>
        </draw:connector>
        <draw:frame draw:style-name="gr8" draw:text-style-name="P5" draw:layer="layout" svg:width="37.5cm" svg:height="1.75cm" svg:x="1.5cm" svg:y="2.9cm">
          <draw:text-box>
            <text:p><text:span text:style-name="T4">N </text:span><text:span text:style-name="T5">(</text:span><text:span text:style-name="T4">h</text:span><text:span text:style-name="T2">i</text:span><text:span text:style-name="T6">;</text:span><text:span text:style-name="T7"> </text:span><text:span text:style-name="T8">μ</text:span><text:span text:style-name="T9">hi</text:span><text:span text:style-name="T10">,</text:span><text:span text:style-name="T8"> σ</text:span><text:span text:style-name="T9">hi</text:span><text:span text:style-name="T11">2</text:span><text:span text:style-name="T5">) <text:s text:c="6"/></text:span><text:span text:style-name="T4">N </text:span><text:span text:style-name="T5">(</text:span><text:span text:style-name="T4">o</text:span><text:span text:style-name="T2">i</text:span><text:span text:style-name="T6">;</text:span><text:span text:style-name="T7"> </text:span><text:span text:style-name="T8">μ</text:span><text:span text:style-name="T9">oi</text:span><text:span text:style-name="T10">,</text:span><text:span text:style-name="T8"> σ</text:span><text:span text:style-name="T9">oi</text:span><text:span text:style-name="T11">2</text:span><text:span text:style-name="T5">) <text:s text:c="9"/></text:span><text:span text:style-name="T4">N </text:span><text:span text:style-name="T5">(</text:span><text:span text:style-name="T4">d</text:span><text:span text:style-name="T12">j</text:span><text:span text:style-name="T6">;</text:span><text:span text:style-name="T7"> </text:span><text:span text:style-name="T8">μ</text:span><text:span text:style-name="T9">dj</text:span><text:span text:style-name="T10">,</text:span><text:span text:style-name="T8"> σ</text:span><text:span text:style-name="T9">dj</text:span><text:span text:style-name="T11">2</text:span><text:span text:style-name="T5">) </text:span><text:span text:style-name="T13"><text:s text:c="20"/></text:span><text:span text:style-name="T4">N </text:span><text:span text:style-name="T5">(</text:span><text:span text:style-name="T4">o</text:span><text:span text:style-name="T3">j</text:span><text:span text:style-name="T6">;</text:span><text:span text:style-name="T7"> </text:span><text:span text:style-name="T8">μ</text:span><text:span text:style-name="T9">oj</text:span><text:span text:style-name="T10">,</text:span><text:span text:style-name="T8"> σ</text:span><text:span text:style-name="T9">oj</text:span><text:span text:style-name="T11">2</text:span><text:span text:style-name="T5">) </text:span><text:span text:style-name="T13"><text:s text:c="15"/></text:span><text:span text:style-name="T4">N </text:span><text:span text:style-name="T5">(</text:span><text:span text:style-name="T4">d</text:span><text:span text:style-name="T14">i</text:span><text:span text:style-name="T6">;</text:span><text:span text:style-name="T7"> </text:span><text:span text:style-name="T8">μ</text:span><text:span text:style-name="T9">di</text:span><text:span text:style-name="T10">,</text:span><text:span text:style-name="T8"> σ</text:span><text:span text:style-name="T9">di</text:span><text:span text:style-name="T11">2</text:span><text:span text:style-name="T5">)</text:span></text:p>
          </draw:text-box>
        </draw:frame>
        <draw:frame draw:style-name="gr9" draw:text-style-name="P5" draw:layer="layout" svg:width="39.5cm" svg:height="3.3cm" svg:x="2cm" svg:y="9cm">
          <draw:text-box>
            <text:p><text:span text:style-name="T13"><text:s text:c="2"/></text:span><text:span text:style-name="T4">N </text:span><text:span text:style-name="T5">(</text:span><text:span text:style-name="T4">p</text:span><text:span text:style-name="T2">hi</text:span><text:span text:style-name="T6">;</text:span><text:span text:style-name="T7"> h</text:span><text:span text:style-name="T2">i</text:span><text:span text:style-name="T10">,</text:span><text:span text:style-name="T8"> β</text:span><text:span text:style-name="T15">2</text:span><text:span text:style-name="T11">2</text:span><text:span text:style-name="T5">) <text:s text:c="2"/></text:span><text:span text:style-name="T13"><text:s text:c="9"/></text:span><text:span text:style-name="T4">N </text:span><text:span text:style-name="T5">(</text:span><text:span text:style-name="T4">p</text:span><text:span text:style-name="T2">oi</text:span><text:span text:style-name="T6">;</text:span><text:span text:style-name="T7"> </text:span><text:span text:style-name="T16">o</text:span><text:span text:style-name="T2">i</text:span><text:span text:style-name="T10">,</text:span><text:span text:style-name="T8"> β</text:span><text:span text:style-name="T15">1</text:span><text:span text:style-name="T11">2</text:span><text:span text:style-name="T5">) <text:s text:c="15"/></text:span><text:span text:style-name="T4">N </text:span><text:span text:style-name="T5">(</text:span><text:span text:style-name="T4">p</text:span><text:span text:style-name="T2">dj</text:span><text:span text:style-name="T6">;</text:span><text:span text:style-name="T7"> </text:span><text:span text:style-name="T16">d</text:span><text:span text:style-name="T12">j</text:span><text:span text:style-name="T10">,</text:span><text:span text:style-name="T8"> β</text:span><text:span text:style-name="T15">1</text:span><text:span text:style-name="T11">2</text:span><text:span text:style-name="T5">)</text:span><text:span text:style-name="T13"> <text:s text:c="20"/></text:span><text:span text:style-name="T4">N </text:span><text:span text:style-name="T5">(</text:span><text:span text:style-name="T4">p</text:span><text:span text:style-name="T2">oj</text:span><text:span text:style-name="T6">;</text:span><text:span text:style-name="T7"> </text:span><text:span text:style-name="T16">o</text:span><text:span text:style-name="T3">j</text:span><text:span text:style-name="T10">,</text:span><text:span text:style-name="T8"> β</text:span><text:span text:style-name="T15">1</text:span><text:span text:style-name="T11">2</text:span><text:span text:style-name="T5">) </text:span><text:span text:style-name="T13"><text:s text:c="18"/></text:span><text:span text:style-name="T4">N </text:span><text:span text:style-name="T5">(</text:span><text:span text:style-name="T4">p</text:span><text:span text:style-name="T2">di</text:span><text:span text:style-name="T6">;</text:span><text:span text:style-name="T7"> </text:span><text:span text:style-name="T16">d</text:span><text:span text:style-name="T14">i</text:span><text:span text:style-name="T10">,</text:span><text:span text:style-name="T8"> β</text:span><text:span text:style-name="T15">1</text:span><text:span text:style-name="T11">2</text:span><text:span text:style-name="T5">)</text:span><text:span text:style-name="T13"> </text:span></text:p>
          </draw:text-box>
        </draw:frame>
        <draw:frame draw:style-name="gr8" draw:text-style-name="P5" draw:layer="layout" svg:width="29.9cm" svg:height="1.75cm" svg:x="10.5cm" svg:y="15.9cm">
          <draw:text-box>
            <text:p><text:span text:style-name="T17"><text:s text:c="6"/></text:span><text:span text:style-name="T18">δ</text:span><text:span text:style-name="T17"> </text:span><text:span text:style-name="T19">(</text:span><text:span text:style-name="T17"> x</text:span><text:span text:style-name="T20"> <text:s/></text:span><text:span text:style-name="T17">= p</text:span><text:span text:style-name="T2">hi </text:span><text:span text:style-name="T21">+</text:span><text:span text:style-name="T17">p</text:span><text:span text:style-name="T2">oi</text:span><text:span text:style-name="T20"> </text:span><text:span text:style-name="T19">-</text:span><text:span text:style-name="T17"> </text:span><text:span text:style-name="T4">p</text:span><text:span text:style-name="T2">dj</text:span><text:span text:style-name="T20"> </text:span><text:span text:style-name="T22">)</text:span><text:span text:style-name="T20"> <text:s text:c="16"/></text:span><text:span text:style-name="T13"><text:s text:c="50"/></text:span><text:span text:style-name="T18">δ </text:span><text:span text:style-name="T19">(</text:span><text:span text:style-name="T17"> y</text:span><text:span text:style-name="T20"> <text:s/></text:span><text:span text:style-name="T17">= </text:span><text:span text:style-name="T4">p</text:span><text:span text:style-name="T2">oj</text:span><text:span text:style-name="T20"> </text:span><text:span text:style-name="T19">-</text:span><text:span text:style-name="T17"> </text:span><text:span text:style-name="T4">p</text:span><text:span text:style-name="T2">di</text:span><text:span text:style-name="T20"> <text:s/></text:span><text:span text:style-name="T22">)</text:span><text:span text:style-name="T20"> </text:span><text:span text:style-name="T13"><text:s/></text:span></text:p>
          </draw:text-box>
        </draw:frame>
        <draw:custom-shape draw:style-name="gr1" draw:text-style-name="P1" xml:id="id7" draw:id="id7" draw:layer="layout" svg:width="1.342cm" svg:height="1.283cm" svg:x="16.629cm" svg:y="13.101cm">
          <text:p><text:span text:style-name="T1">p</text:span><text:span text:style-name="T2">d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0.548cm" svg:height="0.513cm" svg:x="17.026cm" svg:y="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" draw:id="id24" draw:layer="layout" svg:width="0.548cm" svg:height="0.512cm" svg:x="17.026cm" svg:y="10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layout" svg:width="1.342cm" svg:height="1.283cm" svg:x="16.629cm" svg:y="7.156cm">
          <text:p><text:span text:style-name="T1">d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13cm" svg:y1="5.313cm" svg:x2="17.3cm" svg:y2="7.156cm" draw:end-shape="id23" svg:d="m17313 5313-13 1843">
          <text:p/>
        </draw:connector>
        <draw:connector draw:style-name="gr3" draw:text-style-name="P2" draw:layer="layout" draw:type="line" svg:x1="17.3cm" svg:y1="8.439cm" svg:x2="17.3cm" svg:y2="10.057cm" draw:start-shape="id23" draw:start-glue-point="8" draw:end-shape="id24" draw:end-glue-point="0" svg:d="m17300 8439v1618">
          <text:p/>
        </draw:connector>
        <draw:connector draw:style-name="gr3" draw:text-style-name="P2" draw:layer="layout" draw:type="line" svg:x1="17.3cm" svg:y1="10.569cm" svg:x2="17.3cm" svg:y2="13.101cm" draw:start-shape="id24" draw:start-glue-point="2" draw:end-shape="id7" draw:end-glue-point="4" svg:d="m17300 10569v2532">
          <text:p/>
        </draw:connector>
        <draw:connector draw:style-name="gr5" draw:text-style-name="P4" draw:layer="layout" draw:type="curve" svg:x1="17.574cm" svg:y1="5.106cm" svg:x2="17.971cm" svg:y2="7.798cm" draw:start-shape="id25" draw:start-glue-point="1" draw:end-shape="id23" draw:end-glue-point="10" svg:d="m17574 5106c1347 0 1148 2692 397 2692">
          <text:p/>
        </draw:connector>
        <draw:connector draw:style-name="gr5" draw:text-style-name="P4" draw:layer="layout" draw:type="curve" svg:x1="17.574cm" svg:y1="10.313cm" svg:x2="17.971cm" svg:y2="13.743cm" draw:start-shape="id24" draw:start-glue-point="1" draw:end-shape="id7" draw:end-glue-point="10" svg:d="m17574 10313c1347 0 1148 3430 397 3430">
          <text:p/>
        </draw:connector>
        <draw:connector draw:style-name="gr6" draw:text-style-name="P4" draw:layer="layout" draw:type="curve" svg:x1="17.026cm" svg:y1="10.313cm" svg:x2="16.629cm" svg:y2="7.798cm" draw:start-shape="id24" draw:start-glue-point="3" draw:end-shape="id23" draw:end-glue-point="6" svg:d="m17026 10313c-1347 0-1148-2515-397-2515">
          <text:p/>
        </draw:connector>
        <draw:connector draw:style-name="gr7" draw:text-style-name="P4" draw:layer="layout" draw:type="curve" svg:x1="31.294cm" svg:y1="22.68cm" svg:x2="31.691cm" svg:y2="25.36cm" draw:start-shape="id18" draw:start-glue-point="1" draw:end-shape="id19" draw:end-glue-point="10" svg:d="m31294 22680c1347 0 1148 2680 397 2680">
          <text:p/>
        </draw:connector>
        <draw:custom-shape draw:style-name="gr2" draw:text-style-name="P2" xml:id="id17" draw:id="id17" draw:layer="layout" svg:width="0.548cm" svg:height="0.513cm" svg:x="9.39cm" svg:y="2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6" draw:id="id26" draw:layer="layout" svg:width="1.342cm" svg:height="1.283cm" svg:x="8.993cm" svg:y="24.718cm">
          <text:p><text:span text:style-name="T1">s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664cm" svg:y1="22.937cm" svg:x2="9.664cm" svg:y2="24.718cm" draw:start-shape="id17" draw:start-glue-point="2" draw:end-shape="id26" draw:end-glue-point="4" svg:d="m9664 22937v1781">
          <text:p/>
        </draw:connector>
        <draw:connector draw:style-name="gr7" draw:text-style-name="P4" draw:layer="layout" draw:type="curve" svg:x1="9.938cm" svg:y1="22.68cm" svg:x2="10.335cm" svg:y2="25.36cm" draw:start-shape="id17" draw:start-glue-point="1" draw:end-shape="id26" draw:end-glue-point="10" svg:d="m9938 22680c1347 0 1148 2680 397 2680">
          <text:p/>
        </draw:connector>
        <draw:frame draw:style-name="gr10" draw:text-style-name="P6" draw:layer="layout" svg:width="23.5cm" svg:height="1.75cm" svg:x="11.5cm" svg:y="17.4cm">
          <draw:text-box>
            <text:p><text:span text:style-name="T23">1 <text:s text:c="95"/>3</text:span></text:p>
          </draw:text-box>
        </draw:frame>
        <draw:frame draw:style-name="gr8" draw:text-style-name="P7" draw:layer="layout" svg:width="25cm" svg:height="1.75cm" svg:x="7cm" svg:y="20.7cm">
          <draw:text-box>
            <text:p><text:span text:style-name="T24">2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4"/></text:span><text:span text:style-name="T24"><text:tab/></text:span><text:span text:style-name="T24"> <text:s text:c="37"/>4</text:span></text:p>
          </draw:text-box>
        </draw:frame>
        <draw:frame draw:style-name="gr11" draw:text-style-name="P8" draw:layer="layout" svg:width="29.5cm" svg:height="2.5cm" svg:x="11.5cm" svg:y="22cm">
          <draw:text-box>
            <text:p><text:span text:style-name="T1">s</text:span><text:span text:style-name="T2">i</text:span><text:span text:style-name="T25"> ~ </text:span><text:span text:style-name="T1">Poisson</text:span><text:span text:style-name="T25"> (</text:span><text:span text:style-name="T1">exp</text:span><text:span text:style-name="T25">(</text:span><text:span text:style-name="T1">x</text:span><text:span text:style-name="T25">))</text:span><text:span text:style-name="T3"> </text:span><text:span text:style-name="T1"><text:s text:c="26"/></text:span><text:span text:style-name="T25"><text:s text:c="34"/></text:span><text:span text:style-name="T1">s</text:span><text:span text:style-name="T2">j</text:span><text:span text:style-name="T25"> ~ </text:span><text:span text:style-name="T1">Poisson</text:span><text:span text:style-name="T25"> (</text:span><text:span text:style-name="T1">exp</text:span><text:span text:style-name="T25">(</text:span><text:span text:style-name="T1">y</text:span><text:span text:style-name="T25">))</text:span><text:span text:style-name="T3"> </text:span><text:span text:style-name="T1"><text:s text:c="2"/></text:span></text:p>
            <text:p><text:span text:style-name="T26"><text:s text:c="5"/></text:span></text:p>
          </draw:text-box>
        </draw:frame>
        <draw:connector draw:style-name="gr3" draw:text-style-name="P2" draw:layer="layout" draw:type="line" svg:x1="9.664cm" svg:y1="14.384cm" svg:x2="9.664cm" svg:y2="16.323cm" draw:start-shape="id4" draw:start-glue-point="8" draw:end-shape="id5" draw:end-glue-point="0" svg:d="m9664 14384v1939">
          <text:p/>
        </draw:connector>
        <draw:custom-shape draw:style-name="gr1" draw:text-style-name="P1" xml:id="id28" draw:id="id28" draw:layer="layout" svg:width="1.342cm" svg:height="1.283cm" svg:x="1.86cm" svg:y="13.101cm">
          <text:p><text:span text:style-name="T1">p</text:span><text:span text:style-name="T2">h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548cm" svg:height="0.513cm" svg:x="2.257cm" svg:y="10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2.531cm" svg:y1="11.063cm" svg:x2="2.531cm" svg:y2="13.101cm" draw:start-shape="id27" draw:start-glue-point="2" draw:end-shape="id28" draw:end-glue-point="4" svg:d="m2531 11063v2038">
          <text:p/>
        </draw:connector>
        <draw:frame draw:style-name="gr12" draw:layer="layout" svg:width="5.47cm" svg:height="1.454cm" svg:x="10.899cm" svg:y="-1.172cm">
          <draw:text-box>
            <text:p><text:span text:style-name="T5"><text:s/></text:span></text:p>
          </draw:text-box>
        </draw:frame>
        <draw:custom-shape draw:style-name="gr2" draw:text-style-name="P2" xml:id="id30" draw:id="id30" draw:layer="layout" svg:width="0.548cm" svg:height="0.513cm" svg:x="2.257cm" svg:y="10.5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23.5cm" svg:y1="1.6cm" svg:x2="23.5cm" svg:y2="26.6cm">
          <text:p/>
        </draw:line>
        <draw:connector draw:style-name="gr3" draw:text-style-name="P2" draw:layer="layout" draw:type="line" svg:x1="2.531cm" svg:y1="14.384cm" svg:x2="9.39cm" svg:y2="16.579cm" draw:start-shape="id28" draw:start-glue-point="8" draw:end-shape="id5" draw:end-glue-point="3" svg:d="m2531 14384 6859 2195">
          <text:p/>
        </draw:connector>
        <draw:connector draw:style-name="gr6" draw:text-style-name="P4" draw:layer="layout" draw:type="curve" svg:x1="9.39cm" svg:y1="16.579cm" svg:x2="2.531cm" svg:y2="14.384cm" draw:start-shape="id5" draw:start-glue-point="3" draw:end-shape="id28" draw:end-glue-point="8" svg:d="m9390 16579c-4573 0-6859-731-6859-2195">
          <text:p/>
        </draw:connector>
        <draw:custom-shape draw:style-name="gr2" draw:text-style-name="P2" xml:id="id31" draw:id="id31" draw:layer="layout" svg:width="0.548cm" svg:height="0.513cm" svg:x="9.39cm" svg:y="4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9" draw:id="id29" draw:layer="layout" svg:width="0.548cm" svg:height="0.513cm" svg:x="2.257cm" svg:y="4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1.342cm" svg:height="1.283cm" svg:x="1.86cm" svg:y="7.154cm">
          <text:p><text:span text:style-name="T1">h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531cm" svg:y1="5.129cm" svg:x2="2.531cm" svg:y2="7.154cm" draw:start-shape="id29" draw:start-glue-point="2" draw:end-shape="id21" svg:d="m2531 5129v2025">
          <text:p/>
        </draw:connector>
        <draw:custom-shape draw:style-name="gr2" draw:text-style-name="P2" xml:id="id20" draw:id="id20" draw:layer="layout" svg:width="0.548cm" svg:height="0.513cm" svg:x="2.257cm" svg:y="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2.531cm" svg:y1="8.437cm" svg:x2="2.531cm" svg:y2="10.549cm" draw:start-shape="id21" draw:start-glue-point="8" draw:end-shape="id30" draw:end-glue-point="0" svg:d="m2531 8437v2112">
          <text:p/>
        </draw:connector>
        <draw:connector draw:style-name="gr5" draw:text-style-name="P4" draw:layer="layout" draw:type="curve" svg:x1="9.938cm" svg:y1="4.873cm" svg:x2="10.335cm" svg:y2="7.798cm" draw:start-shape="id31" draw:start-glue-point="1" draw:end-shape="id2" draw:end-glue-point="10" svg:d="m9938 4873c1347 0 1148 2925 397 2925">
          <text:p/>
        </draw:connector>
        <draw:connector draw:style-name="gr6" draw:text-style-name="P4" draw:layer="layout" draw:type="curve" svg:x1="2.257cm" svg:y1="10.805cm" svg:x2="1.86cm" svg:y2="7.796cm" draw:start-shape="id30" draw:start-glue-point="3" draw:end-shape="id21" draw:end-glue-point="6" svg:d="m2257 10805c-1347 0-1148-3009-397-3009">
          <text:p/>
        </draw:connector>
        <draw:connector draw:style-name="gr5" draw:text-style-name="P4" draw:layer="layout" draw:type="curve" svg:x1="2.805cm" svg:y1="10.805cm" svg:x2="3.202cm" svg:y2="13.743cm" draw:start-shape="id30" draw:start-glue-point="1" draw:end-shape="id28" draw:end-glue-point="10" svg:d="m2805 10805c1347 0 1148 2938 397 2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ngbo Guo</meta:initial-creator>
    <meta:creation-date>2009-09-23T14:38:48.41</meta:creation-date>
    <dc:date>2012-10-30T14:31:18.35</dc:date>
    <meta:editing-duration>P2DT9H37M6S</meta:editing-duration>
    <meta:editing-cycles>100</meta:editing-cycles>
    <meta:generator>OpenOffice.org/3.4$Win32 OpenOffice.org_project/340m1$Build-9590</meta:generator>
    <meta:document-statistic meta:object-count="91"/>
  </office:meta>
</office:document-meta>
</file>